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note">
      <style:paragraph-properties fo:text-align="justify" style:justify-single-word="false"/>
      <style:text-properties style:font-name="Times New Roman" officeooo:rsid="00388631" officeooo:paragraph-rsid="00388631"/>
    </style:style>
    <style:style style:name="P2" style:family="paragraph" style:parent-style-name="Footnote">
      <style:paragraph-properties fo:text-align="justify" style:justify-single-word="false"/>
      <style:text-properties style:font-name="Times New Roman" officeooo:rsid="003ebf75" officeooo:paragraph-rsid="003ebf75"/>
    </style:style>
    <style:style style:name="P3" style:family="paragraph" style:parent-style-name="Footnote">
      <style:text-properties style:font-name="Times New Roman" fo:font-size="10pt" officeooo:rsid="003d2a57" officeooo:paragraph-rsid="004ed19c" style:font-size-asian="10pt" style:font-size-complex="10pt"/>
    </style:style>
    <style:style style:name="P4" style:family="paragraph" style:parent-style-name="Footnote">
      <style:paragraph-properties fo:text-align="justify" style:justify-single-word="false"/>
      <style:text-properties style:font-name="Times New Roman" officeooo:rsid="00380c9d" officeooo:paragraph-rsid="004ed19c"/>
    </style:style>
    <style:style style:name="P5" style:family="paragraph" style:parent-style-name="Text_20_body">
      <style:paragraph-properties fo:margin-top="0cm" fo:margin-bottom="0.199cm" loext:contextual-spacing="false" fo:line-height="150%" fo:text-align="justify" style:justify-single-word="false"/>
      <style:text-properties fo:color="#000000" style:font-name="Times New Roman" fo:font-size="12pt" officeooo:rsid="0020617d" officeooo:paragraph-rsid="0020617d" fo:background-color="transparent" style:font-size-asian="12pt" style:font-size-complex="12pt"/>
    </style:style>
    <style:style style:name="P6" style:family="paragraph" style:parent-style-name="Text_20_body" style:list-style-name="L1">
      <style:paragraph-properties fo:margin-top="0cm" fo:margin-bottom="0.199cm" loext:contextual-spacing="false" fo:line-height="150%" fo:text-align="justify" style:justify-single-word="false"/>
      <style:text-properties fo:color="#000000" style:font-name="Times New Roman" fo:font-size="12pt" officeooo:rsid="002b93f3" officeooo:paragraph-rsid="004e2a31" fo:background-color="transparent" style:font-size-asian="12pt" style:font-size-complex="12pt"/>
    </style:style>
    <style:style style:name="P7" style:family="paragraph" style:parent-style-name="Text_20_body" style:list-style-name="L1">
      <style:paragraph-properties fo:margin-top="0cm" fo:margin-bottom="0.199cm" loext:contextual-spacing="false" fo:line-height="150%" fo:text-align="justify" style:justify-single-word="false"/>
      <style:text-properties fo:color="#000000" style:font-name="Times New Roman" fo:font-size="12pt" officeooo:rsid="002b93f3" officeooo:paragraph-rsid="004ed19c" fo:background-color="transparent" style:font-size-asian="12pt" style:font-size-complex="12pt"/>
    </style:style>
    <style:style style:name="P8" style:family="paragraph" style:parent-style-name="Text_20_body">
      <style:paragraph-properties fo:margin-top="0cm" fo:margin-bottom="0.199cm" loext:contextual-spacing="false" fo:line-height="150%" fo:text-align="justify" style:justify-single-word="false"/>
      <style:text-properties fo:color="#000000" style:font-name="Times New Roman" officeooo:rsid="00217a25" officeooo:paragraph-rsid="0022b16b" fo:background-color="transparent"/>
    </style:style>
    <style:style style:name="P9" style:family="paragraph" style:parent-style-name="Text_20_body">
      <style:paragraph-properties fo:margin-top="0cm" fo:margin-bottom="0.199cm" loext:contextual-spacing="false" fo:line-height="150%" fo:text-align="justify" style:justify-single-word="false"/>
      <style:text-properties fo:color="#000000" style:font-name="Times New Roman" officeooo:rsid="001e54fc" officeooo:paragraph-rsid="0044fc80" fo:background-color="transparent"/>
    </style:style>
    <style:style style:name="P10" style:family="paragraph" style:parent-style-name="Text_20_body">
      <style:paragraph-properties fo:margin-top="0cm" fo:margin-bottom="0.199cm" loext:contextual-spacing="false" fo:line-height="150%" fo:text-align="justify" style:justify-single-word="false"/>
      <style:text-properties fo:color="#000000" style:font-name="Times New Roman" officeooo:rsid="002eb3f9" officeooo:paragraph-rsid="00380c9d" fo:background-color="transparent"/>
    </style:style>
    <style:style style:name="P11" style:family="paragraph" style:parent-style-name="Text_20_body">
      <style:paragraph-properties fo:margin-top="0cm" fo:margin-bottom="0.199cm" loext:contextual-spacing="false" fo:line-height="150%" fo:text-align="justify" style:justify-single-word="false"/>
      <style:text-properties officeooo:rsid="002bba67" officeooo:paragraph-rsid="004e55c1"/>
    </style:style>
    <style:style style:name="P12" style:family="paragraph" style:parent-style-name="Text_20_body">
      <style:paragraph-properties fo:margin-top="0cm" fo:margin-bottom="0.199cm" loext:contextual-spacing="false" fo:line-height="150%" fo:text-align="justify" style:justify-single-word="false"/>
      <style:text-properties officeooo:paragraph-rsid="004e2a31"/>
    </style:style>
    <style:style style:name="P13" style:family="paragraph" style:parent-style-name="Text_20_body" style:list-style-name="L1">
      <style:paragraph-properties fo:margin-top="0cm" fo:margin-bottom="0.199cm" loext:contextual-spacing="false" fo:line-height="150%" fo:text-align="justify" style:justify-single-word="false"/>
      <style:text-properties officeooo:paragraph-rsid="004ed19c"/>
    </style:style>
    <style:style style:name="P14" style:family="paragraph" style:parent-style-name="Text_20_body" style:list-style-name="L1">
      <style:paragraph-properties fo:margin-top="0cm" fo:margin-bottom="0.199cm" loext:contextual-spacing="false" fo:line-height="150%" fo:text-align="justify" style:justify-single-word="false"/>
      <style:text-properties officeooo:paragraph-rsid="004e2a31"/>
    </style:style>
    <style:style style:name="P15" style:family="paragraph" style:parent-style-name="Text_20_body">
      <style:paragraph-properties fo:margin-top="0cm" fo:margin-bottom="0.199cm" loext:contextual-spacing="false" fo:line-height="150%" fo:text-align="justify" style:justify-single-word="false"/>
      <style:text-properties officeooo:paragraph-rsid="004ed19c"/>
    </style:style>
    <style:style style:name="P16" style:family="paragraph" style:parent-style-name="Text_20_body">
      <style:paragraph-properties fo:margin-top="0cm" fo:margin-bottom="0.199cm" loext:contextual-spacing="false" fo:line-height="150%" fo:text-align="justify" style:justify-single-word="false"/>
      <style:text-properties officeooo:paragraph-rsid="003215cf"/>
    </style:style>
    <style:style style:name="P17" style:family="paragraph" style:parent-style-name="Heading_20_2">
      <style:paragraph-properties fo:margin-top="0cm" fo:margin-bottom="0.199cm" loext:contextual-spacing="false" fo:line-height="150%" fo:text-align="justify" style:justify-single-word="false"/>
      <style:text-properties fo:color="#000000" style:font-name="Times New Roman" fo:background-color="transparent"/>
    </style:style>
    <style:style style:name="P18" style:family="paragraph" style:parent-style-name="Heading_20_2">
      <style:paragraph-properties fo:margin-top="0cm" fo:margin-bottom="0.199cm" loext:contextual-spacing="false" fo:line-height="150%" fo:text-align="justify" style:justify-single-word="false"/>
      <style:text-properties fo:color="#000000" style:font-name="Times New Roman" fo:font-size="12pt" fo:background-color="transparent" style:font-size-asian="12pt" style:font-size-complex="12pt"/>
    </style:style>
    <style:style style:name="P19" style:family="paragraph" style:parent-style-name="Heading_20_1">
      <style:paragraph-properties fo:margin-top="0cm" fo:margin-bottom="0.199cm" loext:contextual-spacing="false" fo:line-height="150%" fo:text-align="justify" style:justify-single-word="false"/>
      <style:text-properties fo:color="#000000" style:font-name="Times New Roman" fo:font-size="12pt" officeooo:rsid="0007f4be" fo:background-color="transparent" style:font-size-asian="12pt" style:font-size-complex="12pt"/>
    </style:style>
    <style:style style:name="T1" style:family="text">
      <style:text-properties officeooo:rsid="0007f4b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7f4be" style:font-size-asian="12pt" style:font-size-complex="12pt"/>
    </style:style>
    <style:style style:name="T4" style:family="text">
      <style:text-properties fo:font-size="12pt" officeooo:rsid="0022b16b" style:font-size-asian="12pt" style:font-size-complex="12pt"/>
    </style:style>
    <style:style style:name="T5" style:family="text">
      <style:text-properties fo:font-size="12pt" officeooo:rsid="0024a199" style:font-size-asian="12pt" style:font-size-complex="12pt"/>
    </style:style>
    <style:style style:name="T6" style:family="text">
      <style:text-properties fo:font-size="12pt" officeooo:rsid="002641ab" style:font-size-asian="12pt" style:font-size-complex="12pt"/>
    </style:style>
    <style:style style:name="T7" style:family="text">
      <style:text-properties fo:font-size="12pt" officeooo:rsid="0030b874" style:font-size-asian="12pt" style:font-size-complex="12pt"/>
    </style:style>
    <style:style style:name="T8" style:family="text">
      <style:text-properties fo:font-size="12pt" officeooo:rsid="00380c9d" style:font-size-asian="12pt" style:font-size-complex="12pt"/>
    </style:style>
    <style:style style:name="T9" style:family="text">
      <style:text-properties fo:font-size="12pt" officeooo:rsid="003a27d2" style:font-size-asian="12pt" style:font-size-complex="12pt"/>
    </style:style>
    <style:style style:name="T10" style:family="text">
      <style:text-properties fo:font-size="12pt" officeooo:rsid="003babe1" style:font-size-asian="12pt" style:font-size-complex="12pt"/>
    </style:style>
    <style:style style:name="T11" style:family="text">
      <style:text-properties fo:font-size="12pt" officeooo:rsid="003d2a57" style:font-size-asian="12pt" style:font-size-complex="12pt"/>
    </style:style>
    <style:style style:name="T12" style:family="text">
      <style:text-properties fo:font-size="12pt" officeooo:rsid="003d5b8a" style:font-size-asian="12pt" style:font-size-complex="12pt"/>
    </style:style>
    <style:style style:name="T13" style:family="text">
      <style:text-properties fo:font-size="12pt" officeooo:rsid="0044fc80" style:font-size-asian="12pt" style:font-size-complex="12pt"/>
    </style:style>
    <style:style style:name="T14" style:family="text">
      <style:text-properties officeooo:rsid="002326a9"/>
    </style:style>
    <style:style style:name="T15" style:family="text">
      <style:text-properties officeooo:rsid="00238481"/>
    </style:style>
    <style:style style:name="T16" style:family="text">
      <style:text-properties officeooo:rsid="0024a199"/>
    </style:style>
    <style:style style:name="T17" style:family="text">
      <style:text-properties officeooo:rsid="002641ab"/>
    </style:style>
    <style:style style:name="T18" style:family="text">
      <style:text-properties officeooo:rsid="0027de21"/>
    </style:style>
    <style:style style:name="T19" style:family="text">
      <style:text-properties fo:color="#000000" style:font-name="Times New Roman" fo:font-size="12pt" fo:background-color="transparent" loext:char-shading-value="0" style:font-size-asian="12pt" style:font-size-complex="12pt"/>
    </style:style>
    <style:style style:name="T20" style:family="text">
      <style:text-properties fo:color="#000000" style:font-name="Times New Roman" fo:font-size="12pt" officeooo:rsid="00111adc" fo:background-color="transparent" loext:char-shading-value="0" style:font-size-asian="12pt" style:font-size-complex="12pt"/>
    </style:style>
    <style:style style:name="T21" style:family="text">
      <style:text-properties fo:color="#000000" style:font-name="Times New Roman" fo:font-size="12pt" officeooo:rsid="000a2cc3" fo:background-color="transparent" loext:char-shading-value="0" style:font-size-asian="12pt" style:font-size-complex="12pt"/>
    </style:style>
    <style:style style:name="T22" style:family="text">
      <style:text-properties fo:color="#000000" style:font-name="Times New Roman" fo:font-size="12pt" officeooo:rsid="0028b680" fo:background-color="transparent" loext:char-shading-value="0" style:font-size-asian="12pt" style:font-size-complex="12pt"/>
    </style:style>
    <style:style style:name="T23" style:family="text">
      <style:text-properties fo:color="#000000" style:font-name="Times New Roman" fo:font-size="12pt" officeooo:rsid="002a234a" fo:background-color="transparent" loext:char-shading-value="0" style:font-size-asian="12pt" style:font-size-complex="12pt"/>
    </style:style>
    <style:style style:name="T24" style:family="text">
      <style:text-properties fo:color="#000000" style:font-name="Times New Roman" fo:font-size="12pt" officeooo:rsid="002b64a0" fo:background-color="transparent" loext:char-shading-value="0" style:font-size-asian="12pt" style:font-size-complex="12pt"/>
    </style:style>
    <style:style style:name="T25" style:family="text">
      <style:text-properties fo:color="#000000" style:font-name="Times New Roman" fo:font-size="12pt" officeooo:rsid="002bba67" fo:background-color="transparent" loext:char-shading-value="0" style:font-size-asian="12pt" style:font-size-complex="12pt"/>
    </style:style>
    <style:style style:name="T26" style:family="text">
      <style:text-properties fo:color="#000000" style:font-name="Times New Roman" fo:font-size="12pt" officeooo:rsid="002d1c96" fo:background-color="transparent" loext:char-shading-value="0" style:font-size-asian="12pt" style:font-size-complex="12pt"/>
    </style:style>
    <style:style style:name="T27" style:family="text">
      <style:text-properties fo:color="#000000" style:font-name="Times New Roman" fo:font-size="12pt" officeooo:rsid="002eb3f9" fo:background-color="transparent" loext:char-shading-value="0" style:font-size-asian="12pt" style:font-size-complex="12pt"/>
    </style:style>
    <style:style style:name="T28" style:family="text">
      <style:text-properties fo:color="#000000" style:font-name="Times New Roman" fo:font-size="12pt" officeooo:rsid="0033ad70" fo:background-color="transparent" loext:char-shading-value="0" style:font-size-asian="12pt" style:font-size-complex="12pt"/>
    </style:style>
    <style:style style:name="T29" style:family="text">
      <style:text-properties fo:color="#000000" style:font-name="Times New Roman" fo:font-size="12pt" officeooo:rsid="003ef965" fo:background-color="transparent" loext:char-shading-value="0" style:font-size-asian="12pt" style:font-size-complex="12pt"/>
    </style:style>
    <style:style style:name="T30" style:family="text">
      <style:text-properties fo:color="#000000" style:font-name="Times New Roman" fo:font-size="12pt" officeooo:rsid="0036d0d6" fo:background-color="transparent" loext:char-shading-value="0" style:font-size-asian="12pt" style:font-size-complex="12pt"/>
    </style:style>
    <style:style style:name="T31" style:family="text">
      <style:text-properties fo:color="#000000" style:font-name="Times New Roman" fo:font-size="12pt" officeooo:rsid="003510b8" fo:background-color="transparent" loext:char-shading-value="0" style:font-size-asian="12pt" style:font-size-complex="12pt"/>
    </style:style>
    <style:style style:name="T32" style:family="text">
      <style:text-properties fo:color="#000000" style:font-name="Times New Roman" fo:font-size="12pt" officeooo:rsid="00493a7d" fo:background-color="transparent" loext:char-shading-value="0" style:font-size-asian="12pt" style:font-size-complex="12pt"/>
    </style:style>
    <style:style style:name="T33" style:family="text">
      <style:text-properties fo:color="#000000" style:font-name="Times New Roman" fo:font-size="12pt" officeooo:rsid="0049cc96" fo:background-color="transparent" loext:char-shading-value="0" style:font-size-asian="12pt" style:font-size-complex="12pt"/>
    </style:style>
    <style:style style:name="T34" style:family="text">
      <style:text-properties fo:color="#000000" style:font-name="Times New Roman" fo:font-size="12pt" officeooo:rsid="004a8b1f" fo:background-color="transparent" loext:char-shading-value="0" style:font-size-asian="12pt" style:font-size-complex="12pt"/>
    </style:style>
    <style:style style:name="T35" style:family="text">
      <style:text-properties fo:color="#000000" style:font-name="Times New Roman" fo:font-size="12pt" officeooo:rsid="004b822b" fo:background-color="transparent" loext:char-shading-value="0" style:font-size-asian="12pt" style:font-size-complex="12pt"/>
    </style:style>
    <style:style style:name="T36" style:family="text">
      <style:text-properties fo:color="#000000" style:font-name="Times New Roman" fo:font-size="12pt" officeooo:rsid="004c9aed" fo:background-color="transparent" loext:char-shading-value="0" style:font-size-asian="12pt" style:font-size-complex="12pt"/>
    </style:style>
    <style:style style:name="T37" style:family="text">
      <style:text-properties fo:color="#000000" style:font-name="Times New Roman" fo:font-size="12pt" officeooo:rsid="004e2a31" fo:background-color="transparent" loext:char-shading-value="0" style:font-size-asian="12pt" style:font-size-complex="12pt"/>
    </style:style>
    <style:style style:name="T38" style:family="text">
      <style:text-properties fo:color="#000000" style:font-name="Times New Roman" fo:font-size="12pt" officeooo:rsid="004e55c1" fo:background-color="transparent" loext:char-shading-value="0" style:font-size-asian="12pt" style:font-size-complex="12pt"/>
    </style:style>
    <style:style style:name="T39" style:family="text">
      <style:text-properties fo:color="#000000" style:font-name="Times New Roman" fo:font-size="12pt" officeooo:rsid="004ed19c" fo:background-color="transparent" loext:char-shading-value="0" style:font-size-asian="12pt" style:font-size-complex="12pt"/>
    </style:style>
    <style:style style:name="T40" style:family="text">
      <style:text-properties fo:color="#000000" style:font-name="Times New Roman" fo:font-size="12pt" officeooo:rsid="003e0da6" fo:background-color="transparent" loext:char-shading-value="0" style:font-size-asian="12pt" style:font-size-complex="12pt"/>
    </style:style>
    <style:style style:name="T41" style:family="text">
      <style:text-properties fo:color="#000000" style:font-name="Times New Roman" fo:font-size="12pt" officeooo:rsid="003215cf" fo:background-color="transparent" loext:char-shading-value="0" style:font-size-asian="12pt" style:font-size-complex="12pt"/>
    </style:style>
    <style:style style:name="T42" style:family="text">
      <style:text-properties fo:color="#000000" style:font-name="Times New Roman" fo:font-size="12pt" officeooo:rsid="00512343" fo:background-color="transparent" loext:char-shading-value="0" style:font-size-asian="12pt" style:font-size-complex="12pt"/>
    </style:style>
    <style:style style:name="T43" style:family="text">
      <style:text-properties fo:color="#000000" fo:font-weight="bold" officeooo:rsid="003babe1" fo:background-color="transparent" loext:char-shading-value="0" style:font-weight-asian="bold" style:font-weight-complex="bold"/>
    </style:style>
    <style:style style:name="T44" style:family="text">
      <style:text-properties fo:color="#000000" fo:font-size="10pt" fo:font-weight="bold" officeooo:rsid="0030b874" fo:background-color="transparent" loext:char-shading-value="0" style:font-size-asian="10pt" style:font-weight-asian="bold" style:font-size-complex="10pt" style:font-weight-complex="bold"/>
    </style:style>
    <style:style style:name="T45" style:family="text">
      <style:text-properties officeooo:rsid="003ef965"/>
    </style:style>
    <style:style style:name="T46" style:family="text">
      <style:text-properties officeooo:rsid="004407b9"/>
    </style:style>
    <style:style style:name="T47" style:family="text">
      <style:text-properties officeooo:rsid="004593a3"/>
    </style:style>
    <style:style style:name="T48" style:family="text">
      <style:text-properties fo:font-weight="bold" officeooo:rsid="0050a351" style:font-weight-asian="bold" style:font-weight-complex="bold"/>
    </style:style>
    <style:style style:name="T49" style:family="text">
      <style:text-properties officeooo:rsid="0050a35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JUSTIFICACIÓN</text:h>
      <text:h text:style-name="P17" text:outline-level="2"><text:span text:style-name="T3">JUSTIFICACIÓN </text:span><text:span text:style-name="T2">ECONÓMICA</text:span></text:h>
      <text:p text:style-name="P5">Los tramites y actividades que realiza el M<text:span text:style-name="T46">inisterio</text:span> son registrados en documentos como hojas de ruta, resoluciones, informes, ordenes administrativas, circulares y demás documentos de apoyo. Un alto porcentaje de estos documentos tienen como soporte físico el papel desde su creación o recibo, sin olvidar que generalmente se exigen copias adicionales de los mismos para distribuirlas entre las dependencias que así lo requieran.</text:p>
      <text:p text:style-name="P8"><text:span text:style-name="T2">Cuando un documento se alista para su versión final, es frecuente que se impriman hasta dos y tres borradores para su revisión. En la mayoría de estos casos solo se utiliza una cara de la hoja, </text:span><text:span text:style-name="T13">e</text:span><text:span text:style-name="T2">ste mismo hecho conlleva a que la institución tenga que adquirir inmuebles, </text:span><text:span text:style-name="T5">materiales de </text:span><text:span text:style-name="T6">impresión</text:span><text:span text:style-name="T2"> </text:span><text:span text:style-name="T4">y</text:span><text:span text:style-name="T2"> ampliar el espacio </text:span><text:span text:style-name="T4">para el </text:span><text:span text:style-name="T2">almacenamiento de documentación física, lo que </text:span><text:span text:style-name="T4">ocasiona</text:span><text:span text:style-name="T2"> una gran cantidad de gastos asociados a la administración del papel dentro del </text:span><text:span text:style-name="T13">M</text:span><text:span text:style-name="T2">inisterio.</text:span></text:p>
      <text:p text:style-name="P9"><text:span text:style-name="T17">El f</text:span>lujo efectivo de la información en <text:span text:style-name="T14">la</text:span> <text:span text:style-name="T14">institución</text:span> se reduce al manejo de<text:span text:style-name="T16">l</text:span> papel, los problemas <text:span text:style-name="T47">y perdidas económicas</text:span> surgen cuando la información debe llegar a los usuarios y no llega <text:span text:style-name="T18">o sencillamente tarda debido a las distancias que este debe recorrer o a incidentes que este pueda tener en el transcurso de su transporte.</text:span></text:p>
      <text:p text:style-name="P9"><text:span text:style-name="T15">La firma digital </text:span>incrementa la productividad porque <text:span text:style-name="T15">ayuda a </text:span>centraliza<text:span text:style-name="T15">r</text:span> la información y <text:span text:style-name="T15">a </text:span>utiliza<text:span text:style-name="T15">r</text:span> documentos electrónicos que hacen fluir la información rápidamente. Incrementa la eficiencia de los procesos de trabajo, <text:span text:style-name="T16">lo cual permite</text:span> ahorrar tiempo y medir la productividad, <text:span text:style-name="T47">ademas se reducen los costos adicionales </text:span>asociados al <text:span text:style-name="T18">transporte de la documentación física, al</text:span> uso de papel y a los materiales de impresión.</text:p>
      <text:h text:style-name="P17" text:outline-level="2"><text:span text:style-name="T3">JUSTIFICACIÓN </text:span><text:span text:style-name="T2">SOCIAL</text:span></text:h>
      <text:p text:style-name="P11"><text:span text:style-name="T19">Para </text:span><text:span text:style-name="T32">las </text:span><text:span text:style-name="T19">diferentes actividades como ser tramites, seguimiento de hojas de ruta, entrega de <text:s/>informes y otros, realizadas en el </text:span><text:span text:style-name="T32">M</text:span><text:span text:style-name="T19">inisterio se requiere la presencia física de la persona interesada </text:span><text:span text:style-name="T26">para realizar el seguimiento, </text:span><text:span text:style-name="T27">entrega o recepción</text:span><text:span text:style-name="T26"> de las mismas lo cual conlleva a perdida de tiempo en casos que el </text:span><text:span text:style-name="T33">servidor</text:span><text:span text:style-name="T26"> p</text:span><text:span text:style-name="T33">ú</text:span><text:span text:style-name="T26">blico </text:span><text:span text:style-name="T37">encargado</text:span><text:span text:style-name="T26"> no se encuentre presente,</text:span><text:span text:style-name="T35"> </text:span><text:soft-page-break/><text:span text:style-name="T35">que la cantidad de </text:span><text:span text:style-name="T37">servidores públicos</text:span><text:span text:style-name="T35"> </text:span><text:span text:style-name="T38">que necesiten ser atendidos </text:span><text:span text:style-name="T35">sea alta </text:span><text:span text:style-name="T36">y se tenga que proceder a hacer fila o la distancia que tenga que recorrer el </text:span><text:span text:style-name="T38">servidor publico</text:span><text:span text:style-name="T36"> sea larga. D</text:span><text:span text:style-name="T34">ebido a </text:span><text:span text:style-name="T35">esta</text:span><text:span text:style-name="T36">s</text:span><text:span text:style-name="T35"> situaci</text:span><text:span text:style-name="T36">o</text:span><text:span text:style-name="T35">n</text:span><text:span text:style-name="T36">es</text:span><text:span text:style-name="T35"> se</text:span><text:span text:style-name="T26"> </text:span><text:span text:style-name="T34">genera malestar </text:span><text:span text:style-name="T37">tanto en los servidores públicos como </text:span><text:span text:style-name="T36">en los usuarios </text:span><text:span text:style-name="T38">externos que tengan que interactuar con los sistemas en producción del Ministerio</text:span><text:span text:style-name="T36">.</text:span></text:p>
      <text:p text:style-name="P12"><text:span text:style-name="T20">El uso</text:span><text:span text:style-name="T21"> de la firma </text:span><text:span text:style-name="T20">digital </text:span><text:span text:style-name="T22">facilitara:</text:span></text:p>
      <text:list xml:id="list6095819398798494849" text:style-name="L1">
        <text:list-item>
          <text:p text:style-name="P13"><text:span text:style-name="T37">E</text:span><text:span text:style-name="T22">l acceso a la información </text:span><text:span text:style-name="T39">de </text:span><text:span text:style-name="T22">los s</text:span><text:span text:style-name="T38">istemas</text:span><text:span text:style-name="T22"> </text:span><text:span text:style-name="T23">que brinda </text:span><text:span text:style-name="T22">el </text:span><text:span text:style-name="T37">M</text:span><text:span text:style-name="T22">inisterio </text:span><text:span text:style-name="T42">serán</text:span><text:span text:style-name="T38"> más </text:span><text:span text:style-name="T22">rápido</text:span><text:span text:style-name="T39">s</text:span><text:span text:style-name="T22">, </text:span><text:span text:style-name="T23">de esta forma se </text:span><text:span text:style-name="T38">vera</text:span><text:span text:style-name="T24"> </text:span><text:span text:style-name="T38">la </text:span><text:span text:style-name="T24">satisfacción por parte de los </text:span><text:span text:style-name="T38">servidores públicos.</text:span></text:p>
        </text:list-item>
        <text:list-item>
          <text:p text:style-name="P14"><text:span text:style-name="T23">Se mejorara la calidad y rapidez de los sistemas del </text:span><text:span text:style-name="T37">M</text:span><text:span text:style-name="T23">inisterio al reducir los tiempos de respuesta </text:span><text:span text:style-name="T22"><text:s/></text:span><text:span text:style-name="T24">ya que <text:s/>no se necesitara hacer el envió de documentación física.</text:span></text:p>
        </text:list-item>
        <text:list-item>
          <text:p text:style-name="P6">Los tiempos de espera y atención se irán decrementando gracias a que la documentación sera digital.</text:p>
        </text:list-item>
        <text:list-item>
          <text:p text:style-name="P7">Se evitara el traslado a los puntos de atención presencial, permitiendo ahorrar tiempo en tramites. </text:p>
        </text:list-item>
      </text:list>
      <text:p text:style-name="P15"><text:span text:style-name="T39">T</text:span><text:span text:style-name="T25">odo esto mejorara la relación entre </text:span><text:span text:style-name="T37">los sistemas en producción del Ministerio y servidores públicos</text:span><text:span text:style-name="T25">.</text:span></text:p>
      <text:h text:style-name="P18" text:outline-level="2"><text:span text:style-name="T1">JUSTIFICACIÓN </text:span>TÉCNICA O TECNOLÓGICA</text:h>
      <text:p text:style-name="P10"><text:span text:style-name="T10">El estándar </text:span><text:span text:style-name="T2"><text:s/>usado </text:span><text:span text:style-name="T7">para el certificado otorgado por una empresa o institución certificadora sera la </text:span><text:span text:style-name="T10">RFC 5280</text:span><text:span text:style-name="T10"><text:note text:id="ftn1" text:note-class="footnote"><text:note-citation>1</text:note-citation><text:note-body><text:p text:style-name="P3"><text:span text:style-name="T43">RFC 5280: </text:span>Estándar para la infraestructura X.509 clave publica para su uso en Internet.</text:p></text:note-body></text:note></text:span><text:span text:style-name="T10">, </text:span><text:span text:style-name="T11">usando la ISO</text:span><text:span text:style-name="T10"> </text:span><text:span text:style-name="T7">ITU X.509</text:span><text:span text:style-name="T7"><text:note text:id="ftn2" text:note-class="footnote"><text:note-citation>2</text:note-citation><text:note-body><text:p text:style-name="P4"><text:span text:style-name="T44">X.509: </text:span>Estándar para infraestructura de claves publicas, especifica, entre otras cosas, formatos para certificados de claves publicas y un algoritmo de validación de la ruta de certificación. </text:p></text:note-body></text:note></text:span><text:span text:style-name="T7"> </text:span><text:span text:style-name="T12">v2</text:span><text:span text:style-name="T7">, </text:span><text:span text:style-name="T9">tanto para el formato, codificación contenidos e interpretación. D</text:span><text:span text:style-name="T8">e esta forma, los certificados pueden ser leídos o escritos por cualquier aplicación que cumpla con el mencionado estándar.</text:span></text:p>
      <text:p text:style-name="P16"><text:span text:style-name="T40">Por otra parte l</text:span><text:span text:style-name="T41">a firma digital consta de un par de claves criptográficas</text:span><text:span text:style-name="T41"><text:note text:id="ftn3" text:note-class="footnote"><text:note-citation>3</text:note-citation><text:note-body><text:p text:style-name="P1"><text:span text:style-name="T48">Criptografía:</text:span><text:span text:style-name="T49"> </text:span>Estudio de los algoritmos, protocolos y sistemas que se utilizan para dotar de seguridad a las comunicaciones, a la información y a las entidades que se comunican. </text:p></text:note-body></text:note></text:span><text:span text:style-name="T41">, una publica y un</text:span><text:span text:style-name="T40">a</text:span><text:span text:style-name="T41"> </text:span><text:soft-page-break/><text:span text:style-name="T41">privada, creadas con </text:span><text:span text:style-name="T29">el</text:span><text:span text:style-name="T41"> algoritmo matemático </text:span><text:span text:style-name="T40">RSA</text:span><text:span text:style-name="T40"><text:note text:id="ftn4" text:note-class="footnote"><text:note-citation>4</text:note-citation><text:note-body><text:p text:style-name="P2"><text:span text:style-name="T48">RSA:</text:span><text:span text:style-name="T49"> </text:span>Algoritmo asimétrico, <text:span text:style-name="T45">asimétrico significa que hay dos claves diferentes utilizados para cifrar y descifrar mensajes.</text:span></text:p></text:note-body></text:note></text:span><text:span text:style-name="T40">. </text:span><text:span text:style-name="T28">Todos estos estándares </text:span><text:span text:style-name="T29">y especificaciones técnicas </text:span><text:span text:style-name="T30">se</text:span><text:span text:style-name="T28"> menciona</text:span><text:span text:style-name="T30">n</text:span><text:span text:style-name="T28"> en la resolución Administrativa Regulatoria ATT-DJ-RA TL LP 32/2015 </text:span><text:span text:style-name="T31">de Autoridad de Regulación y Fiscalización de Telecomunicaciones y Transpor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B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2pt" style:font-size-asian="10.5pt" style:font-size-complex="12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 text:start-value="5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3cm" fo:margin-bottom="4.001cm" fo:margin-left="3cm" fo:margin-right="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min </meta:initial-creator>
    <meta:creation-date>2015-05-11T22:39:05.909777821</meta:creation-date>
    <dc:date>2015-06-18T18:12:46.111118357</dc:date>
    <dc:creator>armin </dc:creator>
    <meta:editing-duration>PT1H33M6S</meta:editing-duration>
    <meta:editing-cycles>26</meta:editing-cycles>
    <meta:generator>LibreOffice/4.4.3.2$Linux_X86_64 LibreOffice_project/40m0$Build-2</meta:generator>
    <meta:document-statistic meta:table-count="0" meta:image-count="0" meta:object-count="0" meta:page-count="3" meta:paragraph-count="21" meta:word-count="690" meta:character-count="4409" meta:non-whitespace-character-count="3741"/>
  </office:meta>
</office:document-meta>
</file>